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 svg:font-family="monospace"/>
    <style:font-face style:name="Ubuntu Mono" svg:font-family="'Ubuntu Mono'" style:font-pitch="fixed"/>
    <style:font-face style:name="Ubuntu Mono1"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6f188" officeooo:paragraph-rsid="0006f188"/>
    </style:style>
    <style:style style:name="P2" style:family="paragraph" style:parent-style-name="Text_20_body" style:list-style-name="L2">
      <style:text-properties officeooo:rsid="0006f188" officeooo:paragraph-rsid="0006f188"/>
    </style:style>
    <style:style style:name="P3" style:family="paragraph" style:parent-style-name="Text_20_body" style:list-style-name="L2">
      <style:text-properties officeooo:rsid="0006f188" officeooo:paragraph-rsid="00119a5d"/>
    </style:style>
    <style:style style:name="P4" style:family="paragraph" style:parent-style-name="Text_20_body" style:list-style-name="L2">
      <style:text-properties officeooo:paragraph-rsid="0006f188"/>
    </style:style>
    <style:style style:name="P5" style:family="paragraph" style:parent-style-name="Text_20_body" style:list-style-name="L2">
      <style:text-properties officeooo:rsid="0007c662" officeooo:paragraph-rsid="0007c662"/>
    </style:style>
    <style:style style:name="P6" style:family="paragraph" style:parent-style-name="Text_20_body" style:list-style-name="L2">
      <style:text-properties officeooo:rsid="00094a2a" officeooo:paragraph-rsid="00094a2a"/>
    </style:style>
    <style:style style:name="P7" style:family="paragraph" style:parent-style-name="Text_20_body">
      <style:text-properties officeooo:rsid="000ecee1" officeooo:paragraph-rsid="000ecee1"/>
    </style:style>
    <style:style style:name="P8" style:family="paragraph" style:parent-style-name="Text_20_body">
      <style:text-properties officeooo:rsid="000ecee1" officeooo:paragraph-rsid="00119a5d"/>
    </style:style>
    <style:style style:name="P9" style:family="paragraph" style:parent-style-name="Text_20_body" style:list-style-name="L2">
      <style:text-properties style:font-name="Ubuntu Mono" fo:font-size="13pt" officeooo:rsid="0006f188" officeooo:paragraph-rsid="00119a5d" style:font-size-asian="13pt" style:font-size-complex="13pt"/>
    </style:style>
    <style:style style:name="P10" style:family="paragraph" style:parent-style-name="Text_20_body" style:list-style-name="L2">
      <style:text-properties style:font-name="Ubuntu Mono" fo:font-size="13pt" officeooo:rsid="00094a2a" officeooo:paragraph-rsid="00094a2a" style:font-size-asian="13pt" style:font-size-complex="13pt"/>
    </style:style>
    <style:style style:name="P11" style:family="paragraph" style:parent-style-name="Text_20_body">
      <style:text-properties style:font-name="Ubuntu Mono" fo:font-size="13pt" officeooo:rsid="003c9e8d" officeooo:paragraph-rsid="003c9e8d" style:font-size-asian="13pt" style:font-size-complex="13pt"/>
    </style:style>
    <style:style style:name="P12" style:family="paragraph" style:parent-style-name="Text_20_body">
      <style:text-properties style:font-name="Ubuntu Mono" fo:font-size="13pt" officeooo:rsid="003c9e8d" officeooo:paragraph-rsid="004f8695" style:font-size-asian="13pt" style:font-size-complex="13pt"/>
    </style:style>
    <style:style style:name="P13" style:family="paragraph" style:parent-style-name="Text_20_body">
      <style:text-properties style:font-name="Ubuntu Mono" fo:font-size="13pt" officeooo:rsid="003d5ae3" officeooo:paragraph-rsid="003d5ae3" style:font-size-asian="13pt" style:font-size-complex="13pt"/>
    </style:style>
    <style:style style:name="P14" style:family="paragraph" style:parent-style-name="Text_20_body">
      <style:text-properties style:font-name="Ubuntu Mono" fo:font-size="13pt" officeooo:rsid="003d5ae3" officeooo:paragraph-rsid="004f8695" style:font-size-asian="13pt" style:font-size-complex="13pt"/>
    </style:style>
    <style:style style:name="P15" style:family="paragraph" style:parent-style-name="Text_20_body">
      <style:text-properties style:font-name="Ubuntu Mono" fo:font-size="13pt" officeooo:rsid="00597454" officeooo:paragraph-rsid="00597454" style:font-size-asian="13pt" style:font-size-complex="13pt"/>
    </style:style>
    <style:style style:name="P16" style:family="paragraph" style:parent-style-name="Text_20_body">
      <style:text-properties style:font-name="Ubuntu Mono" fo:font-size="13pt" fo:font-weight="normal" officeooo:rsid="000ecee1" officeooo:paragraph-rsid="000ecee1" style:font-size-asian="13pt" style:font-weight-asian="normal" style:font-size-complex="13pt" style:font-weight-complex="normal"/>
    </style:style>
    <style:style style:name="P17" style:family="paragraph" style:parent-style-name="Text_20_body">
      <style:text-properties officeooo:rsid="001353f4" officeooo:paragraph-rsid="001353f4"/>
    </style:style>
    <style:style style:name="P18" style:family="paragraph" style:parent-style-name="Text_20_body" style:list-style-name="L3">
      <style:text-properties officeooo:rsid="00146a30" officeooo:paragraph-rsid="00146a30"/>
    </style:style>
    <style:style style:name="P19" style:family="paragraph" style:parent-style-name="Text_20_body" style:list-style-name="L3">
      <style:text-properties officeooo:rsid="0014d20f" officeooo:paragraph-rsid="0014d20f"/>
    </style:style>
    <style:style style:name="P20" style:family="paragraph" style:parent-style-name="Text_20_body">
      <style:text-properties fo:font-style="italic" officeooo:rsid="00172324" officeooo:paragraph-rsid="00172324" style:font-style-asian="italic" style:font-style-complex="italic"/>
    </style:style>
    <style:style style:name="P21" style:family="paragraph" style:parent-style-name="Text_20_body">
      <style:text-properties fo:font-style="italic" officeooo:rsid="0027ce97" officeooo:paragraph-rsid="0027ce97" style:font-style-asian="italic" style:font-style-complex="italic"/>
    </style:style>
    <style:style style:name="P22" style:family="paragraph" style:parent-style-name="Text_20_body">
      <style:paragraph-properties fo:text-align="start" style:justify-single-word="false"/>
      <style:text-properties fo:font-style="italic" officeooo:paragraph-rsid="00306922" style:font-style-asian="italic" style:font-style-complex="italic"/>
    </style:style>
    <style:style style:name="P23" style:family="paragraph" style:parent-style-name="Text_20_body">
      <style:text-properties officeooo:paragraph-rsid="0018fdff"/>
    </style:style>
    <style:style style:name="P24" style:family="paragraph" style:parent-style-name="Text_20_body">
      <style:text-properties officeooo:rsid="001ac544" officeooo:paragraph-rsid="00228d71"/>
    </style:style>
    <style:style style:name="P25" style:family="paragraph" style:parent-style-name="Text_20_body">
      <style:text-properties officeooo:rsid="00228d71" officeooo:paragraph-rsid="00228d71"/>
    </style:style>
    <style:style style:name="P26" style:family="paragraph" style:parent-style-name="Text_20_body" style:list-style-name="L4">
      <style:text-properties officeooo:rsid="002640e1" officeooo:paragraph-rsid="002640e1"/>
    </style:style>
    <style:style style:name="P27" style:family="paragraph" style:parent-style-name="Text_20_body" style:list-style-name="L4">
      <style:text-properties officeooo:rsid="0027ce97" officeooo:paragraph-rsid="004792bd"/>
    </style:style>
    <style:style style:name="P28" style:family="paragraph" style:parent-style-name="Text_20_body">
      <style:text-properties officeooo:rsid="0027ce97" officeooo:paragraph-rsid="0027ce97"/>
    </style:style>
    <style:style style:name="P29" style:family="paragraph" style:parent-style-name="Text_20_body">
      <style:paragraph-properties fo:text-align="start" style:justify-single-word="false"/>
      <style:text-properties officeooo:paragraph-rsid="00306922"/>
    </style:style>
    <style:style style:name="P30" style:family="paragraph" style:parent-style-name="Text_20_body">
      <style:text-properties officeooo:paragraph-rsid="00306922"/>
    </style:style>
    <style:style style:name="P31" style:family="paragraph" style:parent-style-name="Text_20_body">
      <style:text-properties officeooo:paragraph-rsid="003be999"/>
    </style:style>
    <style:style style:name="P32" style:family="paragraph" style:parent-style-name="Text_20_body">
      <style:text-properties officeooo:rsid="003c9e8d" officeooo:paragraph-rsid="003c9e8d"/>
    </style:style>
    <style:style style:name="P33" style:family="paragraph" style:parent-style-name="Text_20_body">
      <style:text-properties officeooo:rsid="003c9e8d" officeooo:paragraph-rsid="003df892"/>
    </style:style>
    <style:style style:name="P34" style:family="paragraph" style:parent-style-name="Text_20_body">
      <style:text-properties officeooo:rsid="003c9e8d" officeooo:paragraph-rsid="004f8695"/>
    </style:style>
    <style:style style:name="P35" style:family="paragraph" style:parent-style-name="Text_20_body">
      <style:text-properties officeooo:rsid="003d5ae3" officeooo:paragraph-rsid="003d5ae3"/>
    </style:style>
    <style:style style:name="P36" style:family="paragraph" style:parent-style-name="Text_20_body">
      <style:text-properties officeooo:rsid="003d5ae3" officeooo:paragraph-rsid="004f8695"/>
    </style:style>
    <style:style style:name="P37" style:family="paragraph" style:parent-style-name="Text_20_body">
      <style:text-properties officeooo:rsid="003df892" officeooo:paragraph-rsid="003df892"/>
    </style:style>
    <style:style style:name="P38" style:family="paragraph" style:parent-style-name="Text_20_body">
      <style:text-properties officeooo:rsid="003e3264" officeooo:paragraph-rsid="003e3264"/>
    </style:style>
    <style:style style:name="P39" style:family="paragraph" style:parent-style-name="Text_20_body">
      <style:text-properties officeooo:rsid="004128f6" officeooo:paragraph-rsid="004128f6"/>
    </style:style>
    <style:style style:name="P40" style:family="paragraph" style:parent-style-name="Text_20_body">
      <style:text-properties officeooo:rsid="004128f6" officeooo:paragraph-rsid="0041890d"/>
    </style:style>
    <style:style style:name="P41" style:family="paragraph" style:parent-style-name="Text_20_body">
      <style:text-properties officeooo:rsid="004a62b8" officeooo:paragraph-rsid="004a62b8"/>
    </style:style>
    <style:style style:name="P42" style:family="paragraph" style:parent-style-name="Text_20_body">
      <style:text-properties officeooo:rsid="0052a4d6" officeooo:paragraph-rsid="0052a4d6"/>
    </style:style>
    <style:style style:name="P43" style:family="paragraph" style:parent-style-name="Text_20_body">
      <style:text-properties officeooo:rsid="0052a4d6" officeooo:paragraph-rsid="00545b71"/>
    </style:style>
    <style:style style:name="P44" style:family="paragraph" style:parent-style-name="Text_20_body">
      <style:text-properties officeooo:rsid="00597454" officeooo:paragraph-rsid="00597454"/>
    </style:style>
    <style:style style:name="P45" style:family="paragraph" style:parent-style-name="Text_20_body">
      <style:text-properties officeooo:rsid="0059e290" officeooo:paragraph-rsid="0059e290"/>
    </style:style>
    <style:style style:name="P46" style:family="paragraph" style:parent-style-name="Text_20_body">
      <style:text-properties officeooo:rsid="005b772d" officeooo:paragraph-rsid="005b772d"/>
    </style:style>
    <style:style style:name="P47" style:family="paragraph" style:parent-style-name="Text_20_body">
      <style:text-properties officeooo:rsid="005b772d" officeooo:paragraph-rsid="005d669c"/>
    </style:style>
    <style:style style:name="P48" style:family="paragraph" style:parent-style-name="Text_20_body">
      <style:text-properties officeooo:rsid="00645a57" officeooo:paragraph-rsid="00645a57"/>
    </style:style>
    <style:style style:name="P49" style:family="paragraph" style:parent-style-name="Text_20_body">
      <style:paragraph-properties fo:margin-top="0in" fo:margin-bottom="0.0181in" loext:contextual-spacing="false" fo:line-height="100%"/>
      <style:text-properties style:font-name="Ubuntu Mono" fo:font-size="10pt" officeooo:rsid="005b772d" officeooo:paragraph-rsid="005d669c" style:font-size-asian="10pt" style:font-size-complex="10pt"/>
    </style:style>
    <style:style style:name="P50" style:family="paragraph" style:parent-style-name="Text_20_body">
      <style:paragraph-properties fo:margin-top="0in" fo:margin-bottom="0.0181in" loext:contextual-spacing="false" fo:line-height="100%" fo:break-before="page"/>
      <style:text-properties style:font-name="Ubuntu Mono" fo:font-size="10pt" officeooo:rsid="005b772d" officeooo:paragraph-rsid="005d669c" style:font-size-asian="10pt" style:font-size-complex="10pt"/>
    </style:style>
    <style:style style:name="P51" style:family="paragraph" style:parent-style-name="Heading_20_1">
      <style:text-properties officeooo:paragraph-rsid="0018fdff"/>
    </style:style>
    <style:style style:name="P52" style:family="paragraph" style:parent-style-name="Preformatted_20_Text" style:list-style-name="L2"/>
    <style:style style:name="P53" style:family="paragraph" style:parent-style-name="Contents_20_3">
      <style:paragraph-properties>
        <style:tab-stops>
          <style:tab-stop style:position="6.5319in" style:type="right" style:leader-style="dotted" style:leader-text="."/>
        </style:tab-stops>
      </style:paragraph-properties>
    </style:style>
    <style:style style:name="P54" style:family="paragraph" style:parent-style-name="Footer">
      <style:paragraph-properties fo:text-align="center" style:justify-single-word="false"/>
    </style:style>
    <style:style style:name="P55" style:family="paragraph" style:parent-style-name="Contents_20_2">
      <style:paragraph-properties>
        <style:tab-stops>
          <style:tab-stop style:position="6.7283in" style:type="right" style:leader-style="dotted" style:leader-text="."/>
        </style:tab-stops>
      </style:paragraph-properties>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028700"/>
    </style:style>
    <style:style style:name="T2" style:family="text">
      <style:text-properties officeooo:rsid="00029f46"/>
    </style:style>
    <style:style style:name="T3" style:family="text">
      <style:text-properties officeooo:rsid="0004fcbf"/>
    </style:style>
    <style:style style:name="T4" style:family="text">
      <style:text-properties officeooo:rsid="0006f188"/>
    </style:style>
    <style:style style:name="T5" style:family="text">
      <style:text-properties fo:font-weight="bold" style:font-weight-asian="bold" style:font-weight-complex="bold"/>
    </style:style>
    <style:style style:name="T6" style:family="text">
      <style:text-properties fo:font-weight="bold" officeooo:rsid="0006f188" style:font-weight-asian="bold" style:font-weight-complex="bold"/>
    </style:style>
    <style:style style:name="T7" style:family="text">
      <style:text-properties fo:font-weight="bold" officeooo:rsid="003e3264" style:font-weight-asian="bold" style:font-weight-complex="bold"/>
    </style:style>
    <style:style style:name="T8" style:family="text">
      <style:text-properties fo:font-weight="bold" officeooo:rsid="004dac43" style:font-weight-asian="bold" style:font-weight-complex="bold"/>
    </style:style>
    <style:style style:name="T9" style:family="text">
      <style:text-properties fo:font-weight="bold" officeooo:rsid="00545b71" style:font-weight-asian="bold" style:font-weight-complex="bold"/>
    </style:style>
    <style:style style:name="T10" style:family="text">
      <style:text-properties fo:font-weight="bold" officeooo:rsid="005ad3bb" style:font-weight-asian="bold" style:font-weight-complex="bold"/>
    </style:style>
    <style:style style:name="T11" style:family="text">
      <style:text-properties officeooo:rsid="0007c662"/>
    </style:style>
    <style:style style:name="T12" style:family="text">
      <style:text-properties fo:color="#000000" style:font-name="Ubuntu Mono" fo:font-size="13pt" fo:font-weight="bold" officeooo:rsid="0027ce97" fo:background-color="#ffffff" loext:char-shading-value="0" style:font-size-asian="13pt" style:font-weight-asian="bold" style:font-size-complex="13pt" style:font-weight-complex="bold"/>
    </style:style>
    <style:style style:name="T13" style:family="text">
      <style:text-properties officeooo:rsid="000b0635"/>
    </style:style>
    <style:style style:name="T14" style:family="text">
      <style:text-properties officeooo:rsid="000e6e24"/>
    </style:style>
    <style:style style:name="T15" style:family="text">
      <style:text-properties officeooo:rsid="000ecee1"/>
    </style:style>
    <style:style style:name="T16" style:family="text">
      <style:text-properties officeooo:rsid="00119a5d"/>
    </style:style>
    <style:style style:name="T17" style:family="text">
      <style:text-properties officeooo:rsid="00146a30"/>
    </style:style>
    <style:style style:name="T18" style:family="text">
      <style:text-properties style:font-name="Ubuntu Mono" fo:font-size="14pt" style:font-size-asian="14pt" style:font-size-complex="14pt"/>
    </style:style>
    <style:style style:name="T19" style:family="text">
      <style:text-properties style:font-name="Ubuntu Mono" fo:font-size="13pt" fo:font-weight="bold" style:font-size-asian="13pt" style:font-weight-asian="bold" style:font-size-complex="13pt" style:font-weight-complex="bold"/>
    </style:style>
    <style:style style:name="T20" style:family="text">
      <style:text-properties style:font-name="Ubuntu Mono" fo:font-size="13pt" fo:font-weight="bold" officeooo:rsid="00119a5d" style:font-size-asian="13pt" style:font-weight-asian="bold" style:font-size-complex="13pt" style:font-weight-complex="bold"/>
    </style:style>
    <style:style style:name="T21" style:family="text">
      <style:text-properties style:font-name="Ubuntu Mono" fo:font-size="13pt" fo:font-weight="bold" officeooo:rsid="00212cf9" style:font-size-asian="13pt" style:font-weight-asian="bold" style:font-size-complex="13pt" style:font-weight-complex="bold"/>
    </style:style>
    <style:style style:name="T22" style:family="text">
      <style:text-properties style:font-name="Ubuntu Mono" fo:font-size="13pt" fo:font-weight="bold" officeooo:rsid="00228d71" style:font-size-asian="13pt" style:font-weight-asian="bold" style:font-size-complex="13pt" style:font-weight-complex="bold"/>
    </style:style>
    <style:style style:name="T23" style:family="text">
      <style:text-properties style:font-name="Ubuntu Mono" fo:font-size="13pt" fo:font-weight="bold" officeooo:rsid="00306922" style:font-size-asian="13pt" style:font-weight-asian="bold" style:font-size-complex="13pt" style:font-weight-complex="bold"/>
    </style:style>
    <style:style style:name="T24" style:family="text">
      <style:text-properties style:font-name="Ubuntu Mono" fo:font-size="13pt" fo:font-weight="bold" officeooo:rsid="0027ce97" style:font-size-asian="13pt" style:font-weight-asian="bold" style:font-size-complex="13pt" style:font-weight-complex="bold"/>
    </style:style>
    <style:style style:name="T25" style:family="text">
      <style:text-properties style:font-name="Ubuntu Mono" fo:font-size="13pt" fo:font-weight="bold" officeooo:rsid="003d5ae3" style:font-size-asian="13pt" style:font-weight-asian="bold" style:font-size-complex="13pt" style:font-weight-complex="bold"/>
    </style:style>
    <style:style style:name="T26" style:family="text">
      <style:text-properties style:font-name="Ubuntu Mono" fo:font-size="13pt" fo:font-weight="bold" officeooo:rsid="000ecee1" style:font-size-asian="13pt" style:font-weight-asian="bold" style:font-size-complex="13pt" style:font-weight-complex="bold"/>
    </style:style>
    <style:style style:name="T27" style:family="text">
      <style:text-properties style:font-name="Ubuntu Mono" fo:font-size="13pt" fo:font-weight="bold" officeooo:rsid="005d669c" style:font-size-asian="13pt" style:font-weight-asian="bold" style:font-size-complex="13pt" style:font-weight-complex="bold"/>
    </style:style>
    <style:style style:name="T28" style:family="text">
      <style:text-properties style:font-name="Ubuntu Mono" fo:font-size="13pt" fo:font-weight="bold" officeooo:rsid="00624356" style:font-size-asian="13pt" style:font-weight-asian="bold" style:font-size-complex="13pt" style:font-weight-complex="bold"/>
    </style:style>
    <style:style style:name="T29" style:family="text">
      <style:text-properties fo:font-size="13pt" style:font-size-asian="13pt" style:font-size-complex="13pt"/>
    </style:style>
    <style:style style:name="T30" style:family="text">
      <style:text-properties fo:font-size="13pt" officeooo:rsid="0006f188" style:font-size-asian="13pt" style:font-size-complex="13pt"/>
    </style:style>
    <style:style style:name="T31" style:family="text">
      <style:text-properties officeooo:rsid="0014d20f"/>
    </style:style>
    <style:style style:name="T32" style:family="text">
      <style:text-properties officeooo:rsid="0018fdff"/>
    </style:style>
    <style:style style:name="T33" style:family="text">
      <style:text-properties officeooo:rsid="00212cf9"/>
    </style:style>
    <style:style style:name="T34" style:family="text">
      <style:text-properties officeooo:rsid="002640e1"/>
    </style:style>
    <style:style style:name="T35" style:family="text">
      <style:text-properties officeooo:rsid="0027acd9"/>
    </style:style>
    <style:style style:name="T36" style:family="text">
      <style:text-properties officeooo:rsid="0027ce97"/>
    </style:style>
    <style:style style:name="T37" style:family="text">
      <style:text-properties officeooo:rsid="002bd3fd"/>
    </style:style>
    <style:style style:name="T38" style:family="text">
      <style:text-properties officeooo:rsid="002cf1cb"/>
    </style:style>
    <style:style style:name="T39" style:family="text">
      <style:text-properties officeooo:rsid="00306922"/>
    </style:style>
    <style:style style:name="T40" style:family="text">
      <style:text-properties fo:font-style="italic" style:font-style-asian="italic" style:font-style-complex="italic"/>
    </style:style>
    <style:style style:name="T41" style:family="text">
      <style:text-properties fo:font-style="italic" officeooo:rsid="00306922" style:font-style-asian="italic" style:font-style-complex="italic"/>
    </style:style>
    <style:style style:name="T42" style:family="text">
      <style:text-properties fo:font-style="italic" officeooo:rsid="0041890d" style:font-style-asian="italic" style:font-style-complex="italic"/>
    </style:style>
    <style:style style:name="T43" style:family="text">
      <style:text-properties fo:font-style="italic" officeooo:rsid="00545b71" style:font-style-asian="italic" style:font-style-complex="italic"/>
    </style:style>
    <style:style style:name="T44" style:family="text">
      <style:text-properties fo:font-style="italic" officeooo:rsid="000ecee1" style:font-style-asian="italic" style:font-style-complex="italic"/>
    </style:style>
    <style:style style:name="T45" style:family="text">
      <style:text-properties officeooo:rsid="003903e1"/>
    </style:style>
    <style:style style:name="T46" style:family="text">
      <style:text-properties officeooo:rsid="003be999"/>
    </style:style>
    <style:style style:name="T47" style:family="text">
      <style:text-properties officeooo:rsid="003d5ae3"/>
    </style:style>
    <style:style style:name="T48" style:family="text">
      <style:text-properties officeooo:rsid="003df892"/>
    </style:style>
    <style:style style:name="T49" style:family="text">
      <style:text-properties officeooo:rsid="003e3264"/>
    </style:style>
    <style:style style:name="T50" style:family="text">
      <style:text-properties officeooo:rsid="004128f6"/>
    </style:style>
    <style:style style:name="T51" style:family="text">
      <style:text-properties officeooo:rsid="0041890d"/>
    </style:style>
    <style:style style:name="T52" style:family="text">
      <style:text-properties style:font-name="Liberation Sans"/>
    </style:style>
    <style:style style:name="T53" style:family="text">
      <style:text-properties style:font-name="Liberation Sans" fo:font-size="14pt" style:font-size-asian="14pt" style:font-size-complex="14pt"/>
    </style:style>
    <style:style style:name="T54" style:family="text">
      <style:text-properties style:font-name="Liberation Sans" fo:font-size="12pt" officeooo:rsid="0041890d" style:font-size-asian="12pt" style:font-size-complex="12pt"/>
    </style:style>
    <style:style style:name="T55" style:family="text">
      <style:text-properties style:font-name="Liberation Sans" fo:font-size="12pt" fo:font-style="italic" officeooo:rsid="0041890d" style:font-size-asian="12pt" style:font-style-asian="italic" style:font-size-complex="12pt" style:font-style-complex="italic"/>
    </style:style>
    <style:style style:name="T56" style:family="text">
      <style:text-properties style:font-name="Liberation Sans" fo:font-size="12pt" fo:font-weight="bold" officeooo:rsid="0041890d" style:font-size-asian="12pt" style:font-weight-asian="bold" style:font-size-complex="12pt" style:font-weight-complex="bold"/>
    </style:style>
    <style:style style:name="T57" style:family="text">
      <style:text-properties officeooo:rsid="00476b3a"/>
    </style:style>
    <style:style style:name="T58" style:family="text">
      <style:text-properties officeooo:rsid="004792bd"/>
    </style:style>
    <style:style style:name="T59" style:family="text">
      <style:text-properties officeooo:rsid="004dac43"/>
    </style:style>
    <style:style style:name="T60" style:family="text">
      <style:text-properties officeooo:rsid="004f8695"/>
    </style:style>
    <style:style style:name="T61" style:family="text">
      <style:text-properties officeooo:rsid="005124a0"/>
    </style:style>
    <style:style style:name="T62" style:family="text">
      <style:text-properties officeooo:rsid="00545b71"/>
    </style:style>
    <style:style style:name="T63" style:family="text">
      <style:text-properties officeooo:rsid="0059e290"/>
    </style:style>
    <style:style style:name="T64" style:family="text">
      <style:text-properties officeooo:rsid="005ad3bb"/>
    </style:style>
    <style:style style:name="T65" style:family="text">
      <style:text-properties officeooo:rsid="005c6cd4"/>
    </style:style>
    <style:style style:name="T66" style:family="text">
      <style:text-properties officeooo:rsid="005d669c"/>
    </style:style>
    <style:style style:name="T67" style:family="text">
      <style:text-properties officeooo:rsid="00666aa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GRUB <text:span text:style-name="T3">S</text:span>witch - Quickstart Guide</text:p>
      <text:p text:style-name="P30">R<text:span text:style-name="T1">ue</text:span>diger Willenberg<text:line-break/><text:span text:style-name="T1">Version 1.2<text:line-break/></text:span>May 22, 2021</text:p>
      <text:p text:style-name="P29"><text:span text:style-name="T39">This guide expects that you know how to use the Linux command-line in a console window and are familiar with commands to change directories, list files and start bash scripts. You will also need </text:span><text:span text:style-name="T41">super user</text:span><text:span text:style-name="T39"> access for some steps, so make sure you have </text:span><text:span text:style-name="T23">sudo</text:span><text:span text:style-name="T39"> rights.</text:span></text:p>
      <text:p text:style-name="P22">Refer to the detailed documentation if these <text:span text:style-name="T14">quick </text:span>steps do not work on your platform.<text:lin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6"><text:a xlink:type="simple" xlink:href="#__RefHeading___Toc127_2547572596" text:style-name="Index_20_Link" text:visited-style-name="Index_20_Link">1 Downloading and installing GRUB Switch files<text:tab/>2</text:a></text:p>
          <text:p text:style-name="P56"><text:a xlink:type="simple" xlink:href="#__RefHeading___Toc129_2547572596" text:style-name="Index_20_Link" text:visited-style-name="Index_20_Link">2 Configuring your boot choices<text:tab/>3</text:a></text:p>
          <text:p text:style-name="P56"><text:a xlink:type="simple" xlink:href="#__RefHeading___Toc131_2547572596" text:style-name="Index_20_Link" text:visited-style-name="Index_20_Link">3 Adding GRUB Switch to your GRUB installation<text:tab/>4</text:a></text:p>
          <text:p text:style-name="P56"><text:a xlink:type="simple" xlink:href="#__RefHeading___Toc133_2547572596" text:style-name="Index_20_Link" text:visited-style-name="Index_20_Link">4 Using regular USB flash drives for boot choice<text:tab/>5</text:a></text:p>
          <text:p text:style-name="P56"><text:a xlink:type="simple" xlink:href="#__RefHeading___Toc135_2547572596" text:style-name="Index_20_Link" text:visited-style-name="Index_20_Link">5 Using a programmable USB board and hardware switches for boot choice<text:tab/>6</text:a></text:p>
          <text:p text:style-name="P55"><text:a xlink:type="simple" xlink:href="#__RefHeading___Toc137_2547572596" text:style-name="Index_20_Link" text:visited-style-name="Index_20_Link">5.1 Supported boards<text:tab/>6</text:a></text:p>
          <text:p text:style-name="P55"><text:a xlink:type="simple" xlink:href="#__RefHeading___Toc139_2547572596" text:style-name="Index_20_Link" text:visited-style-name="Index_20_Link">5.2 Programming the boards with GRUB Switch firmware<text:tab/>6</text:a></text:p>
          <text:p text:style-name="P53"><text:a xlink:type="simple" xlink:href="#__RefHeading___Toc141_2547572596" text:style-name="Index_20_Link" text:visited-style-name="Index_20_Link">5.2.1 Teensy 2.0<text:tab/>6</text:a></text:p>
          <text:p text:style-name="P53"><text:a xlink:type="simple" xlink:href="#__RefHeading___Toc143_2547572596" text:style-name="Index_20_Link" text:visited-style-name="Index_20_Link">5.2.2 Arduino-compatible boards<text:tab/>6</text:a></text:p>
          <text:p text:style-name="P53"><text:a xlink:type="simple" xlink:href="#__RefHeading___Toc145_2547572596" text:style-name="Index_20_Link" text:visited-style-name="Index_20_Link">5.2.3 THE GRUB SWITCH custom USB hardware Rev.B<text:tab/>7</text:a></text:p>
          <text:p text:style-name="P55"><text:a xlink:type="simple" xlink:href="#__RefHeading___Toc147_2547572596" text:style-name="Index_20_Link" text:visited-style-name="Index_20_Link">5.3 Writing the GRUB Switch boot configuration onto your storage device<text:tab/>8</text:a></text:p>
          <text:p text:style-name="P55"><text:a xlink:type="simple" xlink:href="#__RefHeading___Toc299_2547572596" text:style-name="Index_20_Link" text:visited-style-name="Index_20_Link">5.4 Electrical connections to the GRUB Switch boards<text:tab/>9</text:a></text:p>
          <text:p text:style-name="P53"><text:a xlink:type="simple" xlink:href="#__RefHeading___Toc325_2547572596" text:style-name="Index_20_Link" text:visited-style-name="Index_20_Link">5.4.1 Arduino Micro<text:tab/>9</text:a></text:p>
        </text:index-body>
      </text:table-of-content>
      <text:p text:style-name="P22"/>
      <text:h text:style-name="P51" text:outline-level="1"><text:bookmark-start text:name="__RefHeading___Toc127_2547572596"/>Downloading <text:span text:style-name="T3">and installing </text:span>GRUB <text:span text:style-name="T3">S</text:span>witch <text:span text:style-name="T4">files</text:span><text:bookmark-end text:name="__RefHeading___Toc127_2547572596"/></text:h>
      <text:p text:style-name="P1">The GRUB Switch scripts and files are designed to be installed and used under Linux. There are two ways to obtain the files:</text:p>
      <text:list xml:id="list635063729" text:style-name="L2">
        <text:list-item>
          <text:p text:style-name="P4"><text:span text:style-name="T4">Via </text:span><text:span text:style-name="T6">git</text:span><text:span text:style-name="T4"> </text:span><text:span text:style-name="T6">clone</text:span><text:span text:style-name="T4">:</text:span></text:p>
          <text:list>
            <text:list-item>
              <text:p text:style-name="P2">Go to your preferred working directory</text:p>
            </text:list-item>
            <text:list-item>
              <text:p text:style-name="P4"><text:span text:style-name="T4">Clone the repository with</text:span></text:p>
              <text:p text:style-name="P52"><text:span text:style-name="T30">git clone <text:s/></text:span><text:span text:style-name="T29">https://github.com/rw-hsma-fpga/grub-switch.git</text:span><text:line-break/></text:p>
            </text:list-item>
            <text:list-item>
              <text:p text:style-name="P3">All GRUB Switch files are now available in <text:span text:style-name="T11">the path</text:span></text:p>
              <text:p text:style-name="P9"><text:span text:style-name="T11">./grub-switch</text:span></text:p>
            </text:list-item>
          </text:list>
        </text:list-item>
        <text:list-item>
          <text:p text:style-name="P5">Via <text:span text:style-name="T5">download</text:span>:</text:p>
          <text:list>
            <text:list-item>
              <text:p text:style-name="P6">Download to your preferred directory:<text:line-break/><text:a xlink:type="simple" xlink:href="https://github.com/rw-hsma-fpga/grub-switch/archive/refs/heads/master.zip" text:style-name="Internet_20_link" text:visited-style-name="Visited_20_Internet_20_Link">https://github.com/rw-hsma-fpga/grub-switch/archive/refs/heads/master.zip</text:a></text:p>
            </text:list-item>
            <text:list-item>
              <text:p text:style-name="P6">Unzip <text:span text:style-name="T13">with</text:span> GUI-<text:span text:style-name="T13">tool</text:span> or <text:span text:style-name="T13">on the command line </text:span>with</text:p>
              <text:p text:style-name="P10">unzip grub-switch-master.zip</text:p>
            </text:list-item>
            <text:list-item>
              <text:p text:style-name="P3">All GRUB Switch files are now available in <text:span text:style-name="T11">the path</text:span></text:p>
              <text:p text:style-name="P9"><text:span text:style-name="T11">./grub-switch-master</text:span></text:p>
            </text:list-item>
          </text:list>
        </text:list-item>
      </text:list>
      <text:h text:style-name="Heading_20_1" text:outline-level="1"><text:bookmark-start text:name="__RefHeading___Toc129_2547572596"/>Configuring your boot choices<text:bookmark-end text:name="__RefHeading___Toc129_2547572596"/></text:h>
      <text:p text:style-name="P1">aa</text:p>
      <text:h text:style-name="Heading_20_1" text:outline-level="1"><text:bookmark-start text:name="__RefHeading___Toc131_2547572596"/>Adding GRUB <text:span text:style-name="T3">S</text:span>witch to your GRUB <text:span text:style-name="T11">installation</text:span><text:bookmark-end text:name="__RefHeading___Toc131_2547572596"/></text:h>
      <text:p text:style-name="P1">Aa<text:line-break/><text:line-break/><text:line-break/></text:p>
      <text:h text:style-name="Heading_20_1" text:outline-level="1"><text:bookmark-start text:name="__RefHeading___Toc133_2547572596"/>Using regular USB flash drives for boot choice<text:bookmark-end text:name="__RefHeading___Toc133_2547572596"/></text:h>
      <text:p text:style-name="P7">Picking and configuring boot entries with option <text:span text:style-name="T19">2</text:span> in the <text:span text:style-name="T19">CONFIGURE_GRUBswitch.sh</text:span> script has generated directories and files like these in your directory <text:span text:style-name="T19">grub-switch/bootfiles</text:span> :</text:p>
      <text:p text:style-name="P16">bootfiles/boot.1/SWITCH.GRB</text:p>
      <text:p text:style-name="P16">bootfiles/boot.2/SWITCH.GRB</text:p>
      <text:p text:style-name="P16">bootfiles/boot.2/SWITCH.GRB</text:p>
      <text:p text:style-name="P8">You will find <text:span text:style-name="T19">boot.*</text:span> <text:span text:style-name="T16">dirs</text:span> according to the positions you assigned during configuration. <text:span text:style-name="T16">There won’t be a </text:span><text:span text:style-name="T19">boot.</text:span><text:span text:style-name="T20">0</text:span><text:span text:style-name="T16"> dir because that choice is reserved for the GRUB menu. Each directory holds a </text:span><text:span text:style-name="T20">SWITCH.GRB</text:span><text:span text:style-name="T16"> file that sets the variable for the corresponding boot choice when called by GRUB. You can open it with a text editor, though I don’t recommend editing it by hand.</text:span></text:p>
      <text:p text:style-name="P17">You will now need as many USB flash drives as you have <text:span text:style-name="T17">picked </text:span>boot choices (excluding <text:span text:style-name="T17">the </text:span>GRUB menu).</text:p>
      <text:list xml:id="list4037491909" text:style-name="L3">
        <text:list-item>
          <text:p text:style-name="P18">Make sure each flash drive is formatted with a FAT file system (FAT12/16/32, exFAT, VFAT), not with NTFS or any other file system. <text:line-break/>You do not need to re-format an existing drive, or even delete its files (although you might want to for reasons of cleanliness, data protection, privacy, etc.).</text:p>
        </text:list-item>
        <text:list-item>
          <text:p text:style-name="P18">Copy each <text:span text:style-name="T19">SWITCH.GRB</text:span> file to a separate flash drive and mark the drive with the corresp<text:span text:style-name="T31">o</text:span>nding number, OS <text:span text:style-name="T31">name</text:span> or whatever <text:span text:style-name="T31">helps you tell them apart.</text:span></text:p>
        </text:list-item>
        <text:list-item>
          <text:p text:style-name="P19">Before powering on your computer or rebooting, plug in the flash drive representing your boot choice.</text:p>
        </text:list-item>
        <text:list-item>
          <text:p text:style-name="P19">If you want the GRUB menu to appear, make sure none of the drives are plugged in.</text:p>
        </text:list-item>
        <text:list-item>
          <text:p text:style-name="P19">If multiple of your drives are plugged in by accident, boot choice will depend on the ordering of USB connections in your BIOS, which you might not be able to tell easily.</text:p>
        </text:list-item>
      </text:list>
      <text:p text:style-name="P20">All further chapters are not relevant if you stick with this method to make your boot choice.</text:p>
      <text:h text:style-name="Heading_20_1" text:outline-level="1"><text:bookmark-start text:name="__RefHeading___Toc135_2547572596"/>Using a <text:span text:style-name="T2">programmable</text:span> USB board and hardware switches for boot choice<text:bookmark-end text:name="__RefHeading___Toc135_2547572596"/></text:h>
      <text:p text:style-name="P23"><text:span text:style-name="T32">If you want to make your boot choice through an electromechanical switch, you need to use a programmable USB board, flash it with our firmware and connect a suitable switch to it.</text:span></text:p>
      <text:p text:style-name="P24">Our firmware is designed for boards <text:span text:style-name="T33">with the Microchip/Atmel ATmega32u4 chip, which can act as a USB device. All related files can be found in </text:span><text:span text:style-name="T21">grub-switch/</text:span><text:span text:style-name="T22">2_usb_device</text:span></text:p>
      <text:h text:style-name="Heading_20_2" text:outline-level="2"><text:bookmark-start text:name="__RefHeading___Toc137_2547572596"/>Supported boards<text:bookmark-end text:name="__RefHeading___Toc137_2547572596"/></text:h>
      <text:p text:style-name="P25">Currently <text:span text:style-name="T34">the project includes pre-built firmware images for the following products:</text:span></text:p>
      <text:list xml:id="list3121848694" text:style-name="L4">
        <text:list-item>
          <text:p text:style-name="P26">PJRC Teensy 2.0</text:p>
        </text:list-item>
        <text:list-item>
          <text:p text:style-name="P26">Arduino Micro</text:p>
        </text:list-item>
        <text:list-item>
          <text:p text:style-name="P26">SparkFun Pro Micro (3V and 5V versions) <text:span text:style-name="T35">and various clones</text:span></text:p>
        </text:list-item>
        <text:list-item>
          <text:p text:style-name="P26">Adafruit ItsyBitsy 32u4 <text:s/>(3V and 5V versions)</text:p>
        </text:list-item>
        <text:list-item>
          <text:p text:style-name="P27">DFRobot Beetle</text:p>
        </text:list-item>
        <text:list-item>
          <text:p text:style-name="P27"><text:span text:style-name="T58">O</text:span>ur self-designed, non-commercial <text:span text:style-name="T58">Custom Hardware </text:span>PCB (see 5.<text:span text:style-name="T57">2.3</text:span>)</text:p>
        </text:list-item>
      </text:list>
      <text:p text:style-name="P21">It is <text:span text:style-name="T37">fairly</text:span> simple to adapt the firmware to another board with the ATmega32u4 and build a firmware image. See the detailed documentation for instructions.</text:p>
      <text:h text:style-name="Heading_20_2" text:outline-level="2"><text:bookmark-start text:name="__RefHeading___Toc139_2547572596"/>Programming the boards with GRUB <text:span text:style-name="T3">S</text:span>witch firmware<text:bookmark-end text:name="__RefHeading___Toc139_2547572596"/></text:h>
      <text:p text:style-name="P28"><text:span text:style-name="T38">On the Linux command-line, g</text:span>o to <text:span text:style-name="T38">the</text:span> <text:span text:style-name="T19">gr</text:span><text:span text:style-name="T21">ub-switch/</text:span><text:span text:style-name="T22">2_usb_device/</text:span><text:span text:style-name="T19">prebuilt_images</text:span> <text:span text:style-name="T38">directory, where you can find the suitable image and programming scripts.</text:span></text:p>
      <text:h text:style-name="Heading_20_3" text:outline-level="3"><text:bookmark-start text:name="__RefHeading___Toc141_2547572596"/>Teensy <text:span text:style-name="T36">2.0</text:span><text:bookmark-end text:name="__RefHeading___Toc141_2547572596"/></text:h>
      <text:p text:style-name="P28">Teensy 2.0 has a <text:span text:style-name="T45">proprietary</text:span> bootloader w<text:span text:style-name="T45">hich works with its own GUI programming tool, Teensy Loader. You can find precise installation and download instructions here:</text:span></text:p>
      <text:p text:style-name="P28"><text:a xlink:type="simple" xlink:href="https://www.pjrc.com/teensy/loader_linux.html" text:style-name="Internet_20_link" text:visited-style-name="Visited_20_Internet_20_Link">https://www.pjrc.com/teensy/loader_linux.html</text:a></text:p>
      <text:p text:style-name="P31"><text:span text:style-name="T46">The corresponding image is <text:s/></text:span><text:span text:style-name="T24">prebuilt_images/</text:span><text:span text:style-name="T12">GRUB_SWITCH_TEENSY20.hex</text:span></text:p>
      <text:h text:style-name="Heading_20_3" text:outline-level="3"><text:bookmark-start text:name="__RefHeading___Toc143_2547572596"/>Arduino-compatible boards<text:bookmark-end text:name="__RefHeading___Toc143_2547572596"/></text:h>
      <text:p text:style-name="P32"><text:span text:style-name="T5">Arduino Micro</text:span>, <text:span text:style-name="T5">ItsyBitsy</text:span>, <text:span text:style-name="T5">Pro Micro</text:span> and <text:span text:style-name="T5">Beetle</text:span> all use a bootloader that is compatible with Arduino IDE, however the IDE does not have an option for downloading any random *.hex file.</text:p>
      <text:p text:style-name="P32"><text:soft-page-break/>We therefore require a command-line tool called <text:span text:style-name="T5">avrdude</text:span>, which is available in many Linux repositories. Under Ubuntu, for example, you can install it with</text:p>
      <text:p text:style-name="P11">sudo apt-get install avrdude</text:p>
      <text:p text:style-name="P33">To simplify the use of <text:span text:style-name="T5">avrdude</text:span>, we have provided a script in <text:span text:style-name="T25">prebuilt_images</text:span><text:span text:style-name="T47">. After plugging in your board, it can be started with:</text:span></text:p>
      <text:p text:style-name="P13">sudo ./program_grubswitch_arduino.sh CORRECT_FIRMWARE.hex</text:p>
      <text:p text:style-name="P35"><text:span text:style-name="T48">(</text:span>The use of <text:span text:style-name="T40">sudo</text:span> might not be required on your installation<text:span text:style-name="T48">)</text:span></text:p>
      <text:p text:style-name="P37">The script will ask you to put the connected board into <text:span text:style-name="T40">bootloader mode</text:span>, <text:span text:style-name="T49">which for the </text:span><text:span text:style-name="T7">Arduino Micro</text:span><text:span text:style-name="T49"> and </text:span><text:span text:style-name="T7">ItsyBitsy</text:span><text:span text:style-name="T49"> can be accomplished by pushing the reset button twice.</text:span></text:p>
      <text:p text:style-name="P38">The <text:span text:style-name="T5">Pro Micro</text:span> does not have a reset button; you have to short the <text:span text:style-name="T5">GND</text:span> and <text:span text:style-name="T5">RST</text:span> pads twice in short order with a wire.</text:p>
      <text:p text:style-name="P39">The <text:span text:style-name="T5">Beetle</text:span> has a group of 6 tiny contact pads on the bottom side under its USB connector:</text:p>
      <text:p text:style-name="P40"><text:span text:style-name="T18">1 3 5</text:span><text:span text:style-name="T53"> <text:s text:c="6"/></text:span><text:span text:style-name="T54">Pad number 1 is square, not round.<text:line-break/></text:span><text:span text:style-name="T18"># O O</text:span><text:span text:style-name="T53"> <text:s text:c="6"/></text:span><text:span text:style-name="T54">Short the round pads number 5 and 6 twice in</text:span><text:span text:style-name="T18"><text:line-break/>O O O</text:span><text:span text:style-name="T53"> <text:s text:c="6"/></text:span><text:span text:style-name="T54">short order to put </text:span><text:span text:style-name="T56">Beetle</text:span><text:span text:style-name="T54"> into </text:span><text:span text:style-name="T55">bootloader mode</text:span><text:span text:style-name="T18"><text:line-break/>2 4 6</text:span><text:line-break/><text:line-break/><text:span text:style-name="T51">After putting your board into </text:span><text:span text:style-name="T42">bootloader mode</text:span><text:span text:style-name="T51">, you have between 5 and 10 seconds to press a keyboard key for the programming script to continue; any longer, and the board leaves </text:span><text:span text:style-name="T42">bootloader mode</text:span><text:span text:style-name="T51"> again.</text:span></text:p>
      <text:p text:style-name="P42">After successful firmware programming, the board identifies as a FAT12 storage device. Depending on your Linux GUI, you might get a device notification.</text:p>
      <text:p text:style-name="P37">NOTE: There are separate firmware images for the 3V and 5V versions of both ItsyBitsy and Pro Micro, as they need different oscillator configurations. Downloading the wrong firmware will not cause harm, the <text:span text:style-name="T50">firmware</text:span> will just not function. <text:span text:style-name="T51">The board can be brought into </text:span><text:span text:style-name="T42">bootloader mode</text:span><text:span text:style-name="T51"> again, and reprogrammed with the correct firmware.</text:span></text:p>
      <text:h text:style-name="Heading_20_3" text:outline-level="3"><text:bookmark-start text:name="__RefHeading___Toc145_2547572596"/>THE GRUB SWITCH custom USB hardware Rev.B<text:bookmark-end text:name="__RefHeading___Toc145_2547572596"/></text:h>
      <text:p text:style-name="P41">Our custom USB device design relies on the <text:span text:style-name="T40">DFU bootloader</text:span> which is factory-built into each ATmega32u4 chip. <text:span text:style-name="T59">There is an open source command-line tool called </text:span><text:span text:style-name="T8">dfu-programmer</text:span><text:span text:style-name="T59"> which needs to be installed for firmware falshing. Under Ubuntu Linux, it can be installed with:</text:span></text:p>
      <text:p text:style-name="P12">sudo apt-get install <text:span text:style-name="T60">dfu-programmer</text:span></text:p>
      <text:p text:style-name="P34"><text:soft-page-break/>To simplify the use of <text:span text:style-name="T8">dfu-programmer</text:span>, we have provided a script in <text:span text:style-name="T25">prebuilt_images</text:span><text:span text:style-name="T47">. After plugging in your board, it can be started with:</text:span></text:p>
      <text:p text:style-name="P14">sudo ./program_grubswitch_<text:span text:style-name="T61">dfu</text:span>.sh <text:span text:style-name="T61">GRUB_SWITCH_CUSTOMHW_REVB</text:span>.hex</text:p>
      <text:p text:style-name="P36"><text:span text:style-name="T48">(</text:span>The use of <text:span text:style-name="T40">sudo</text:span> might not be required on your installation<text:span text:style-name="T48">)</text:span></text:p>
      <text:p text:style-name="P42">Before or after starting the script, the chip needs to be brought into <text:span text:style-name="T43">bootloader mode</text:span><text:span text:style-name="T62"> by pushing or shorting the </text:span><text:span text:style-name="T9">PROG</text:span><text:span text:style-name="T62"> button. Unlike the Arduino boards, there is no bootloader timeout. Pressing a key on the keyboard will start programming.</text:span></text:p>
      <text:p text:style-name="P43">After successful firmware programming, the board identifies as a FAT12 storage device. Depending on your Linux GUI, you might get a device notification.</text:p>
      <text:h text:style-name="Heading_20_2" text:outline-level="2"><text:bookmark-start text:name="__RefHeading___Toc147_2547572596"/>Writing the GRUB Switch boot configuration onto <text:span text:style-name="T63">your storage</text:span> device<text:bookmark-end text:name="__RefHeading___Toc147_2547572596"/></text:h>
      <text:p text:style-name="P44">Together with the <text:span text:style-name="T19">boot.*</text:span> directories, <text:span text:style-name="T15">option </text:span><text:span text:style-name="T26">2</text:span><text:span text:style-name="T15"> </text:span>of<text:span text:style-name="T15"> the </text:span><text:span text:style-name="T26">CONFIGURE_GRUBswitch.sh</text:span><text:span text:style-name="T15"> script has </text:span>also written a single text file holding the complete list and order of boot choices:</text:p>
      <text:p text:style-name="P15">bootfiles/.entries.txt</text:p>
      <text:p text:style-name="P44"><text:span text:style-name="T63">You can open with a text editor to see the ordered list of boot choices, however it is not recommended to edit the file by hand. </text:span>Because the filename starts with a period, it is only visible if you use the -<text:span text:style-name="T19">a</text:span> option with <text:span text:style-name="T19">ls</text:span>:</text:p>
      <text:p text:style-name="P15">ls -la <text:span text:style-name="T63">bootfiles/</text:span></text:p>
      <text:p text:style-name="P45">If you mount your USB storage device automatically through the GUI, you can just copy the file onto the device and unmount.</text:p>
      <text:p text:style-name="Text_20_body">Alternatively, you can use option <text:span text:style-name="T19">4 - Write GRUBswitch bootfile to GRUBswitch USB device</text:span> in <text:s/><text:span text:style-name="T64">the <text:s/></text:span><text:span text:style-name="T26">CONFIGURE_GRUBswitch.sh</text:span><text:span text:style-name="T15"> script. This requires giving the </text:span><text:span text:style-name="T44">sudo</text:span><text:span text:style-name="T15"> password because the mounting and unmounting of the device is being forced.</text:span></text:p>
      <text:p text:style-name="P45"><text:span text:style-name="T52">NOTE: Your USB device is not a regu</text:span>lar flash drive. <text:s/><text:span text:style-name="T19">.entries.txt</text:span> is the only file that will be accepted for writing, and only <text:span text:style-name="T64">if the </text:span><text:span text:style-name="T10">Write-Protect</text:span><text:span text:style-name="T64"> jumper is not set on the board (see wiring section). The only other (read-only) files on the device are:</text:span></text:p>
      <text:p text:style-name="P46"><text:span text:style-name="T19">SWITCH.GRB</text:span> – The actual boot setting script read by GRUB. If there are no switch connections on the board yet, <text:span text:style-name="T65">this will be empty because that is the default leading to the GRUB menu.</text:span></text:p>
      <text:p text:style-name="P47"><text:span text:style-name="T19">.</text:span><text:span text:style-name="T27">boot</text:span><text:span text:style-name="T28">p</text:span><text:span text:style-name="T27">ins.txt</text:span> – Th<text:span text:style-name="T66">is file (also hidden without </text:span><text:span text:style-name="T27">ls -a</text:span><text:span text:style-name="T66">)</text:span> <text:span text:style-name="T66">shows the choice pins currently connected to GND as ones. It is only included for testing purposes.</text:span></text:p>
      <text:h text:style-name="Heading_20_2" text:outline-level="2"><text:bookmark-start text:name="__RefHeading___Toc299_2547572596"/><text:soft-page-break/>Electrical connections to the GRUB Switch boards<text:bookmark-end text:name="__RefHeading___Toc299_2547572596"/></text:h>
      <text:p text:style-name="P48">This section shows the various ways to connect switches to each board to control the boot choice.</text:p>
      <text:h text:style-name="Heading_20_3" text:outline-level="3"><text:bookmark-start text:name="__RefHeading___Toc325_2547572596"/>Arduino Micro<text:bookmark-end text:name="__RefHeading___Toc325_2547572596"/></text:h>
      <text:p text:style-name="Text_20_body"/>
      <text:p text:style-name="P49">1-OF-N MODE <text:s/>with <text:s/>ON/OFF/ON toggle switch:</text:p>
      <text:p text:style-name="P49">-------------------------------------------</text:p>
      <text:p text:style-name="P49"/>
      <text:p text:style-name="P49">To choose this mode, pin PF1 needs to stay UNCONNECTED.</text:p>
      <text:p text:style-name="P49"/>
      <text:p text:style-name="P49">The Write Protect against modifying boot entry configurations is activated</text:p>
      <text:p text:style-name="P49">by tieing/jumpering pin PF6 to GND or PF7 (adjacent, output fixed to low).</text:p>
      <text:p text:style-name="P49"/>
      <text:p text:style-name="P49">Using a three-position on/off/on switch permits choosing between two</text:p>
      <text:p text:style-name="P49">OS options, while the neutral middle position leads to the GRUB menu</text:p>
      <text:p text:style-name="P49"/>
      <text:p text:style-name="P49"/>
      <text:p text:style-name="P49"><text:s text:c="53"/>##### <text:s text:c="14"/>[1]</text:p>
      <text:p text:style-name="P49"><text:s text:c="39"/>.-----------o=# <text:s text:c="2"/># <text:s text:c="9"/>////</text:p>
      <text:p text:style-name="P49"><text:s text:c="39"/>| <text:s text:c="12"/># <text:s text:c="2"/>#|| <text:s text:c="3"/>////</text:p>
      <text:p text:style-name="P49"><text:s text:c="39"/>| <text:s text:c="6"/>.---o=# <text:s text:c="2"/>#||//// <text:s text:c="8"/>[0] Menu</text:p>
      <text:p text:style-name="P49"><text:s text:c="39"/>| <text:s text:c="6"/>| <text:s text:c="4"/># <text:s text:c="2"/>#||</text:p>
      <text:p text:style-name="P49"><text:s text:c="39"/>| <text:s text:c="2"/>.---|---o=# <text:s text:c="2"/>#</text:p>
      <text:p text:style-name="P49"><text:s text:c="39"/>| <text:s text:c="2"/>| <text:s text:c="2"/>| <text:s text:c="4"/>##### <text:s text:c="14"/>[2]</text:p>
      <text:p text:style-name="P49"><text:s text:c="39"/>| <text:s text:c="2"/>| <text:s text:c="2"/>|</text:p>
      <text:p text:style-name="P49"><text:s text:c="39"/>| <text:s text:c="2"/>| <text:s text:c="2"/>|</text:p>
      <text:p text:style-name="P49">.--------------------------------------+---+---+-----------------------.</text:p>
      <text:p text:style-name="P49">| <text:s/>O <text:s text:c="2"/>O <text:s text:c="2"/>O <text:s text:c="2"/>O <text:s text:c="2"/>O <text:s text:c="2"/>O <text:s text:c="2"/>O <text:s text:c="2"/>O <text:s text:c="2"/>O <text:s text:c="2"/>O <text:s text:c="2"/>O <text:s text:c="2"/>O <text:s text:c="2"/>O <text:s text:c="2"/>O <text:s text:c="2"/>O <text:s text:c="2"/>O <text:s text:c="2"/>O <text:s text:c="2"/>|</text:p>
      <text:p text:style-name="P49">| <text:s/>12 <text:s/>11 <text:s/>10 <text:s/>9 <text:s text:c="2"/>8 <text:s text:c="2"/>7 <text:s text:c="2"/>6 <text:s text:c="2"/>5 <text:s text:c="2"/>4 <text:s text:c="2"/>3 <text:s text:c="2"/>2 <text:s/>GND RST RX <text:s/>TX <text:s/>SS <text:s/>MOSI | </text:p>
      <text:p text:style-name="P49">| PD6 PB7 PB6 PB5 PB4 PE6 PD7 PC6 PD4 PD0 PD1 <text:s text:c="8"/>PD2 PD1 PB0 PB2 <text:s/>|</text:p>
      <text:p text:style-name="P49">| <text:s text:c="69"/>|</text:p>
      <text:p text:style-name="P49">| <text:s text:c="69"/>|</text:p>
      <text:p text:style-name="P49">|=========# <text:s text:c="59"/>|</text:p>
      <text:p text:style-name="P49">| USB <text:s text:c="4"/># <text:s text:c="59"/>|</text:p>
      <text:p text:style-name="P49">| <text:s text:c="8"/># <text:s text:c="19"/>ARDUINO MICRO <text:s text:c="26"/>|</text:p>
      <text:p text:style-name="P49">| MICRO-B # <text:s text:c="59"/>|</text:p>
      <text:p text:style-name="P49">|=========# <text:s text:c="59"/>|</text:p>
      <text:p text:style-name="P49">| <text:s text:c="69"/>|</text:p>
      <text:p text:style-name="P49">| <text:s text:c="69"/>|</text:p>
      <text:p text:style-name="P49">| PC7 <text:s text:c="8"/>PF7 PF6 PF5 PF4 PF1 PF0 <text:s text:c="24"/>PB3 <text:s/>PB1 |</text:p>
      <text:p text:style-name="P49">| <text:s/>13 3V3 AREF A0 <text:s/>A1 <text:s/>A2 <text:s/>A3 <text:s/>A4 <text:s/>A5 <text:s text:c="8"/>5V0 RST GND VIN MISO SCK |</text:p>
      <text:p text:style-name="P49">| <text:s/>O <text:s text:c="2"/>O <text:s text:c="2"/>O <text:s text:c="2"/>O <text:s text:c="2"/>O <text:s text:c="2"/>O <text:s text:c="2"/>O <text:s text:c="2"/>O <text:s text:c="2"/>O <text:s text:c="2"/>O <text:s text:c="2"/>O <text:s text:c="2"/>O <text:s text:c="2"/>O <text:s text:c="2"/>O <text:s text:c="2"/>O <text:s text:c="2"/>O <text:s text:c="2"/>O <text:s text:c="2"/>|</text:p>
      <text:p text:style-name="P49">'--------------+---+---------------------------------------------------'</text:p>
      <text:p text:style-name="P49"><text:s text:c="15"/>| <text:s text:c="2"/>|</text:p>
      <text:p text:style-name="P49"><text:s text:c="15"/>| <text:s text:c="2"/>|</text:p>
      <text:p text:style-name="P49"><text:s text:c="17"/>?</text:p>
      <text:p text:style-name="P49"><text:s text:c="13"/>/WR_PROT</text:p>
      <text:p text:style-name="P49"/>
      <text:p text:style-name="P49"/>
      <text:p text:style-name="P49"/>
      <text:p text:style-name="P49"/>
      <text:p text:style-name="P50">1-OF-N MODE with rotary switch: (Motto: "This one goes to 11!")</text:p>
      <text:p text:style-name="P49">---------------------------------------------------------------</text:p>
      <text:p text:style-name="P49"/>
      <text:p text:style-name="P49">To choose this mode, pin PF1 needs to stay UNCONNECTED.</text:p>
      <text:p text:style-name="P49"/>
      <text:p text:style-name="P49">The Write Protect against modifying boot entry configurations is activated</text:p>
      <text:p text:style-name="P49">by tieing/jumpering pin PF6 to GND or PF7 (adjacent output fixed to low).</text:p>
      <text:p text:style-name="P49"/>
      <text:p text:style-name="P49">Common rotary switches have up to 12 positions (some can be limited to fewer</text:p>
      <text:p text:style-name="P49">positions with a mechanical keyring). Keeping the first position [0] unconnected<text:line-break/>permits choosing the GRUB menu and leaves 11 boot choices, which is the maximum<text:line-break/>number of pins sampled. Connecting <text:span text:style-name="T67">one of the </text:span>pins from PD1..PD6 to GND</text:p>
      <text:p text:style-name="P49">therefore reflects boot choices 1..11 (hexadecimal 0x1..0xB). Accidentally</text:p>
      <text:p text:style-name="P49">connecting multiple pins results in the lowest-order entry being chosen.</text:p>
      <text:p text:style-name="P49"/>
      <text:p text:style-name="P49"/>
      <text:p text:style-name="P49"><text:s text:c="3"/>.-----------------------------------------o [11/0xB]</text:p>
      <text:p text:style-name="P49"><text:s text:c="3"/>| <text:s text:c="2"/>.-----------------------------------o [10/0xA]</text:p>
      <text:p text:style-name="P49"><text:s text:c="3"/>| <text:s text:c="2"/>| <text:s text:c="2"/>.------------------------------o [9]</text:p>
      <text:p text:style-name="P49"><text:s text:c="3"/>| <text:s text:c="2"/>| <text:s text:c="2"/>| <text:s text:c="2"/>.-------------------------o [8]</text:p>
      <text:p text:style-name="P49"><text:s text:c="3"/>| <text:s text:c="2"/>| <text:s text:c="2"/>| <text:s text:c="2"/>| <text:s text:c="2"/>.--------------------o [7]</text:p>
      <text:p text:style-name="P49"><text:s text:c="3"/>| <text:s text:c="2"/>| <text:s text:c="2"/>| <text:s text:c="2"/>| <text:s text:c="2"/>| <text:s text:c="2"/>.----------------o [6] <text:s text:c="9"/>x-----o</text:p>
      <text:p text:style-name="P49"><text:s text:c="3"/>| <text:s text:c="2"/>| <text:s text:c="2"/>| <text:s text:c="2"/>| <text:s text:c="2"/>| <text:s text:c="2"/>| <text:s text:c="2"/>.------------o [5] <text:s text:c="8"/>/ <text:s text:c="5"/>|</text:p>
      <text:p text:style-name="P49"><text:s text:c="3"/>| <text:s text:c="2"/>| <text:s text:c="2"/>| <text:s text:c="2"/>| <text:s text:c="2"/>| <text:s text:c="2"/>| <text:s text:c="2"/>| <text:s text:c="2"/>.---------o [4] <text:s text:c="6"/>/ <text:s text:c="6"/>|</text:p>
      <text:p text:style-name="P49"><text:s text:c="3"/>| <text:s text:c="2"/>| <text:s text:c="2"/>| <text:s text:c="2"/>| <text:s text:c="2"/>| <text:s text:c="2"/>| <text:s text:c="2"/>| <text:s text:c="2"/>| <text:s text:c="2"/>.------o [3] <text:s text:c="4"/>/ <text:s text:c="7"/>|</text:p>
      <text:p text:style-name="P49"><text:s text:c="3"/>| <text:s text:c="2"/>| <text:s text:c="2"/>| <text:s text:c="2"/>| <text:s text:c="2"/>| <text:s text:c="2"/>| <text:s text:c="2"/>| <text:s text:c="2"/>| <text:s text:c="2"/>| <text:s text:c="2"/>.---o [2] <text:s text:c="2"/>/ <text:s text:c="8"/>|</text:p>
      <text:p text:style-name="P49"><text:s text:c="3"/>| <text:s text:c="2"/>| <text:s text:c="2"/>| <text:s text:c="2"/>| <text:s text:c="2"/>| <text:s text:c="2"/>| <text:s text:c="2"/>| <text:s text:c="2"/>| <text:s text:c="2"/>| <text:s text:c="2"/>| <text:s text:c="2"/>.-o [1] <text:s text:c="10"/>|</text:p>
      <text:p text:style-name="P49"><text:s text:c="3"/>| <text:s text:c="2"/>| <text:s text:c="2"/>| <text:s text:c="2"/>| <text:s text:c="2"/>| <text:s text:c="2"/>| <text:s text:c="2"/>| <text:s text:c="2"/>| <text:s text:c="2"/>| <text:s text:c="2"/>| <text:s text:c="2"/>| <text:s text:c="2"/>o [0] Menu <text:s text:c="3"/>|</text:p>
      <text:p text:style-name="P49"><text:s text:c="3"/>| <text:s text:c="2"/>| <text:s text:c="2"/>| <text:s text:c="2"/>| <text:s text:c="2"/>| <text:s text:c="2"/>| <text:s text:c="2"/>| <text:s text:c="2"/>| <text:s text:c="2"/>| <text:s text:c="2"/>| <text:s text:c="2"/>| <text:s text:c="16"/>|</text:p>
      <text:p text:style-name="P49"><text:s text:c="3"/>| <text:s text:c="2"/>| <text:s text:c="2"/>| <text:s text:c="2"/>| <text:s text:c="2"/>| <text:s text:c="2"/>| <text:s text:c="2"/>| <text:s text:c="2"/>| <text:s text:c="2"/>| <text:s text:c="2"/>| <text:s text:c="2"/>| <text:s text:c="2"/>.-------------'</text:p>
      <text:p text:style-name="P49"><text:s text:c="3"/>| <text:s text:c="2"/>| <text:s text:c="2"/>| <text:s text:c="2"/>| <text:s text:c="2"/>| <text:s text:c="2"/>| <text:s text:c="2"/>| <text:s text:c="2"/>| <text:s text:c="2"/>| <text:s text:c="2"/>| <text:s text:c="2"/>| <text:s text:c="2"/>|</text:p>
      <text:p text:style-name="P49">.--+---+---+---+---+---+---+---+---+---+---+---+-----------------------.</text:p>
      <text:p text:style-name="P49">| <text:s/>O <text:s text:c="2"/>O <text:s text:c="2"/>O <text:s text:c="2"/>O <text:s text:c="2"/>O <text:s text:c="2"/>O <text:s text:c="2"/>O <text:s text:c="2"/>O <text:s text:c="2"/>O <text:s text:c="2"/>O <text:s text:c="2"/>O <text:s text:c="2"/>O <text:s text:c="2"/>O <text:s text:c="2"/>O <text:s text:c="2"/>O <text:s text:c="2"/>O <text:s text:c="2"/>O <text:s text:c="2"/>|</text:p>
      <text:p text:style-name="P49">| <text:s/>12 <text:s/>11 <text:s/>10 <text:s/>9 <text:s text:c="2"/>8 <text:s text:c="2"/>7 <text:s text:c="2"/>6 <text:s text:c="2"/>5 <text:s text:c="2"/>4 <text:s text:c="2"/>3 <text:s text:c="2"/>2 <text:s/>GND RST RX <text:s/>TX <text:s/>SS <text:s/>MOSI |</text:p>
      <text:p text:style-name="P49">| PD6 PB7 PB6 PB5 PB4 PE6 PD7 PC6 PD4 PD0 PD1 <text:s text:c="8"/>PD2 PD1 PB0 PB2 <text:s/>|</text:p>
      <text:p text:style-name="P49">| <text:s text:c="69"/>|</text:p>
      <text:p text:style-name="P49">| <text:s text:c="69"/>|</text:p>
      <text:p text:style-name="P49">|=========# <text:s text:c="59"/>|</text:p>
      <text:p text:style-name="P49">| USB <text:s text:c="4"/># <text:s text:c="59"/>|</text:p>
      <text:p text:style-name="P49">| <text:s text:c="8"/># <text:s text:c="19"/>ARDUINO MICRO <text:s text:c="26"/>|</text:p>
      <text:p text:style-name="P49">| MICRO-B # <text:s text:c="59"/>|</text:p>
      <text:p text:style-name="P49">|=========# <text:s text:c="59"/>|</text:p>
      <text:p text:style-name="P49">| <text:s text:c="69"/>|</text:p>
      <text:p text:style-name="P49">| <text:s text:c="69"/>|</text:p>
      <text:p text:style-name="P49">| PC7 <text:s text:c="8"/>PF7 PF6 PF5 PF4 PF1 PF0 <text:s text:c="24"/>PB3 <text:s/>PB1 |</text:p>
      <text:p text:style-name="P49">| <text:s/>13 3V3 AREF A0 <text:s/>A1 <text:s/>A2 <text:s/>A3 <text:s/>A4 <text:s/>A5 <text:s text:c="8"/>5V0 RST GND VIN MISO SCK |</text:p>
      <text:p text:style-name="P49">| <text:s/>O <text:s text:c="2"/>O <text:s text:c="2"/>O <text:s text:c="2"/>O <text:s text:c="2"/>O <text:s text:c="2"/>O <text:s text:c="2"/>O <text:s text:c="2"/>O <text:s text:c="2"/>O <text:s text:c="2"/>O <text:s text:c="2"/>O <text:s text:c="2"/>O <text:s text:c="2"/>O <text:s text:c="2"/>O <text:s text:c="2"/>O <text:s text:c="2"/>O <text:s text:c="2"/>O <text:s text:c="2"/>|</text:p>
      <text:p text:style-name="P49">'--------------+---+---------------------------------------------------'</text:p>
      <text:p text:style-name="P49"><text:s text:c="15"/>| <text:s text:c="2"/>|</text:p>
      <text:p text:style-name="P49"><text:s text:c="15"/>| <text:s text:c="2"/>|</text:p>
      <text:p text:style-name="P49"><text:s text:c="17"/>?</text:p>
      <text:p text:style-name="P49"><text:s text:c="13"/>/WR_PROT</text:p>
      <text:p text:style-name="P49"/>
      <text:p text:style-name="P49"/>
      <text:p text:style-name="P49"/>
      <text:p text:style-name="P49"/>
      <text:p text:style-name="P50">BINARY MODE:</text:p>
      <text:p text:style-name="P49">------------</text:p>
      <text:p text:style-name="P49"/>
      <text:p text:style-name="P49">To choose this mode, pin PF1 needs to be tied to PF0 or GND.</text:p>
      <text:p text:style-name="P49"/>
      <text:p text:style-name="P49">The Write Protect against modifying boot entry configurations is activated</text:p>
      <text:p text:style-name="P49">by tieing/jumpering pin PF6 to GND or PF7 (adjacent output fixed to low).</text:p>
      <text:p text:style-name="P49"/>
      <text:p text:style-name="P49">Common binary-encoding rotary switches have 10 to 16 positions and connect</text:p>
      <text:p text:style-name="P49">the corresponding bit values 1,2,4,8 [LSB..MSB] to the 'C'-contacts; using the</text:p>
      <text:p text:style-name="P49">device's binary mode means tying the four pins PD1..PC6 [LSB..MSB] to GND/0V</text:p>
      <text:p text:style-name="P49">to encode the corresponding boot choices 0(GRUB Menu) up to 15(0xF).</text:p>
      <text:p text:style-name="P49">Obviously a proper nerd can also use four separate switches to encode the</text:p>
      <text:p text:style-name="P49">choice in binary herself.</text:p>
      <text:p text:style-name="P49">(Reminder: The device interpretes a pin tied to GND as a '1', so all four</text:p>
      <text:p text:style-name="P49">connections mean choice 15/0xF, while no connection means 0.</text:p>
      <text:p text:style-name="P49"/>
      <text:p text:style-name="P49"/>
      <text:p text:style-name="P49"><text:s text:c="16"/>.---------------.</text:p>
      <text:p text:style-name="P49"><text:s text:c="16"/>| <text:s text:c="14"/>|</text:p>
      <text:p text:style-name="P49"><text:s text:c="13"/>.--+ 2 <text:s text:c="3"/>--- <text:s text:c="3"/>4 +--.</text:p>
      <text:p text:style-name="P49"><text:s text:c="13"/>| <text:s/>| <text:s text:c="4"/>/ <text:s text:c="2"/>\ <text:s text:c="4"/>| <text:s/>|</text:p>
      <text:p text:style-name="P49"><text:s text:c="13"/>| <text:s/>| C <text:s/>| --&gt; | <text:s/>C +--|-----------.</text:p>
      <text:p text:style-name="P49"><text:s text:c="13"/>| <text:s/>| <text:s text:c="4"/>\ <text:s text:c="2"/>/ <text:s text:c="4"/>| <text:s/>| <text:s text:c="10"/>|</text:p>
      <text:p text:style-name="P49"><text:s text:c="10"/>.--|--+ 8 <text:s text:c="3"/>--- <text:s text:c="3"/>1 +--|-------. <text:s text:c="2"/>|</text:p>
      <text:p text:style-name="P49"><text:s text:c="10"/>| <text:s/>| <text:s/>| <text:s text:c="14"/>| <text:s/>| <text:s text:c="6"/>| <text:s text:c="2"/>|</text:p>
      <text:p text:style-name="P49"><text:s text:c="10"/>| <text:s/>| <text:s/>'---------------' <text:s/>| <text:s text:c="6"/>| <text:s text:c="2"/>|</text:p>
      <text:p text:style-name="P49"><text:s text:c="10"/>| <text:s/>'---------------------|---. <text:s text:c="2"/>| <text:s text:c="2"/>|</text:p>
      <text:p text:style-name="P49"><text:s text:c="10"/>| <text:s text:c="23"/>| <text:s text:c="2"/>| <text:s text:c="2"/>| <text:s text:c="2"/>|</text:p>
      <text:p text:style-name="P49"><text:s text:c="10"/>'--------------------. <text:s text:c="2"/>| <text:s text:c="2"/>| <text:s text:c="2"/>| <text:s text:c="2"/>|</text:p>
      <text:p text:style-name="P49"><text:s text:c="31"/>| <text:s text:c="2"/>| <text:s text:c="2"/>| <text:s text:c="2"/>| <text:s text:c="2"/>|</text:p>
      <text:p text:style-name="P49">.------------------------------+---+---+---+---+-----------------------.</text:p>
      <text:p text:style-name="P49">| <text:s/>O <text:s text:c="2"/>O <text:s text:c="2"/>O <text:s text:c="2"/>O <text:s text:c="2"/>O <text:s text:c="2"/>O <text:s text:c="2"/>O <text:s text:c="2"/>O <text:s text:c="2"/>O <text:s text:c="2"/>O <text:s text:c="2"/>O <text:s text:c="2"/>O <text:s text:c="2"/>O <text:s text:c="2"/>O <text:s text:c="2"/>O <text:s text:c="2"/>O <text:s text:c="2"/>O <text:s text:c="2"/>|</text:p>
      <text:p text:style-name="P49">| <text:s/>12 <text:s/>11 <text:s/>10 <text:s/>9 <text:s text:c="2"/>8 <text:s text:c="2"/>7 <text:s text:c="2"/>6 <text:s text:c="2"/>5 <text:s text:c="2"/>4 <text:s text:c="2"/>3 <text:s text:c="2"/>2 <text:s/>GND RST RX <text:s/>TX <text:s/>SS <text:s/>MOSI |</text:p>
      <text:p text:style-name="P49">| PD6 PB7 PB6 PB5 PB4 PE6 PD7 PC6 PD4 PD0 PD1 <text:s text:c="8"/>PD2 PD1 PB0 PB2 <text:s/>|</text:p>
      <text:p text:style-name="P49">| <text:s text:c="69"/>|</text:p>
      <text:p text:style-name="P49">| <text:s text:c="69"/>|</text:p>
      <text:p text:style-name="P49">|=========# <text:s text:c="59"/>|</text:p>
      <text:p text:style-name="P49">| USB <text:s text:c="4"/># <text:s text:c="59"/>|</text:p>
      <text:p text:style-name="P49">| <text:s text:c="8"/># <text:s text:c="19"/>ARDUINO MICRO <text:s text:c="26"/>|</text:p>
      <text:p text:style-name="P49">| MICRO-B # <text:s text:c="59"/>|</text:p>
      <text:p text:style-name="P49">|=========# <text:s text:c="59"/>|</text:p>
      <text:p text:style-name="P49">| <text:s text:c="69"/>|</text:p>
      <text:p text:style-name="P49">| <text:s text:c="69"/>|</text:p>
      <text:p text:style-name="P49">| PC7 <text:s text:c="8"/>PF7 PF6 PF5 PF4 PF1 PF0 <text:s text:c="24"/>PB3 <text:s/>PB1 |</text:p>
      <text:p text:style-name="P49">| <text:s/>13 3V3 AREF A0 <text:s/>A1 <text:s/>A2 <text:s/>A3 <text:s/>A4 <text:s/>A5 <text:s text:c="8"/>5V0 RST GND VIN MISO SCK |</text:p>
      <text:p text:style-name="P49">| <text:s/>O <text:s text:c="2"/>O <text:s text:c="2"/>O <text:s text:c="2"/>O <text:s text:c="2"/>O <text:s text:c="2"/>O <text:s text:c="2"/>O <text:s text:c="2"/>O <text:s text:c="2"/>O <text:s text:c="2"/>O <text:s text:c="2"/>O <text:s text:c="2"/>O <text:s text:c="2"/>O <text:s text:c="2"/>O <text:s text:c="2"/>O <text:s text:c="2"/>O <text:s text:c="2"/>O <text:s text:c="2"/>|</text:p>
      <text:p text:style-name="P49">'--------------+---+-----------+---+-----------------------------------'</text:p>
      <text:p text:style-name="P49"><text:s text:c="15"/>| <text:s text:c="2"/>| <text:s text:c="10"/>| <text:s text:c="2"/>|</text:p>
      <text:p text:style-name="P49"><text:s text:c="15"/>| <text:s text:c="2"/>| <text:s text:c="10"/>'---'</text:p>
      <text:p text:style-name="P49"><text:s text:c="17"/>? <text:s text:c="13"/>/BM</text:p>
      <text:p text:style-name="P49"><text:s text:c="13"/>/WR_PROT</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space" svg:font-family="monospace"/>
    <style:font-face style:name="Ubuntu Mono" svg:font-family="'Ubuntu Mono'" style:font-pitch="fixed"/>
    <style:font-face style:name="Ubuntu Mono1"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left="0in" fo:margin-right="0in" fo:line-height="200%" fo:text-indent="0in" style:auto-text-indent="false" style:page-number="auto"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officeooo:rsid="000287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1" fo:font-family="'Ubuntu Mono'" style:font-style-name="Regular" style:font-pitch="fixed" fo:font-size="13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1-05-24T01:26:47.207099957</dc:date>
    <meta:editing-duration>PT8H18M41S</meta:editing-duration>
    <meta:editing-cycles>80</meta:editing-cycles>
    <meta:document-statistic meta:table-count="0" meta:image-count="0" meta:object-count="0" meta:page-count="11" meta:paragraph-count="231" meta:word-count="2543" meta:character-count="17229" meta:non-whitespace-character-count="11484"/>
  </office:meta>
</office:document-meta>
</file>